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7" calcext:value-type="float">
            <text:p>1267</text:p>
          </table:table-cell>
          <table:table-cell table:style-name="ce7" table:formula="of:=COUNTIF([.B7:.B999998];&quot;X&quot;)" office:value-type="float" office:value="1091" calcext:value-type="float">
            <text:p>109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48" calcext:value-type="float">
            <text:p>13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3" table:number-rows-repeated="14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1">00/00/0000</text:date>, <text:time style:data-style-name="N2" text:time-value="21:20:19.7619660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1T21:21:02.516297158</dc:date>
    <meta:editing-duration>P1DT9H36M40S</meta:editing-duration>
    <meta:editing-cycles>1258</meta:editing-cycles>
    <meta:document-statistic meta:table-count="1" meta:cell-count="7646" meta:object-count="0"/>
  </office:meta>
</office:document-meta>
</file>